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31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AT#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tist 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ase Date</text:p>
          </table:table-cell>
        </table:table-row>
        <table:table-row table:style-name="ro1">
          <table:table-cell table:style-name="ce7" office:value-type="string" calcext:value-type="string">
            <text:p>Archive Discography (Silver Media Productions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yricless-the-stories-untold-ep" xlink:type="simple">Lyricless: The Stories Untold (EP)</text:a></text:p>
          </table:table-cell>
          <table:table-cell table:style-name="ce9" office:value-type="date" office:date-value="2013-12-01" calcext:value-type="date">
            <text:p>12/01/13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diversity-unleashed" xlink:type="simple">Diversity Unleashed</text:a></text:p>
          </table:table-cell>
          <table:table-cell table:style-name="ce9" office:value-type="date" office:date-value="2014-01-31" calcext:value-type="date">
            <text:p>01/31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realm-zero" xlink:type="simple">Realm Zero</text:a></text:p>
          </table:table-cell>
          <table:table-cell table:style-name="ce9" office:value-type="date" office:date-value="2014-06-07" calcext:value-type="date">
            <text:p>06/07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glass-escalators" xlink:type="simple">Glass Escalators</text:a></text:p>
          </table:table-cell>
          <table:table-cell table:style-name="ce9" office:value-type="date" office:date-value="2015-02-27" calcext:value-type="date">
            <text:p>02/27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intro-project-4" xlink:type="simple">Intro – Project 4</text:a></text:p>
          </table:table-cell>
          <table:table-cell table:style-name="ce9" office:value-type="date" office:date-value="2015-03-09" calcext:value-type="date">
            <text:p>03/0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he-metadata-project-4" xlink:type="simple">The Metadata - Project 4</text:a></text:p>
          </table:table-cell>
          <table:table-cell table:style-name="ce9" office:value-type="date" office:date-value="2015-05-31" calcext:value-type="date">
            <text:p>05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ichigan-project-4" xlink:type="simple">Michigan – Project 4</text:a></text:p>
          </table:table-cell>
          <table:table-cell table:style-name="ce9" office:value-type="date" office:date-value="2015-06-24" calcext:value-type="date">
            <text:p>06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8-16-2015" xlink:type="simple">Live @ Paradigm (8/16/2015)</text:a></text:p>
          </table:table-cell>
          <table:table-cell table:style-name="ce9" office:value-type="date" office:date-value="2015-08-16" calcext:value-type="date">
            <text:p>08/16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est-doc-project-4" xlink:type="simple">Test Doc – Project 4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project-4-bonus-singles" xlink:type="simple">Project 4 Bonus Singles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8-29-2015-demos" xlink:type="simple">8/29/2015 Demos</text:a></text:p>
          </table:table-cell>
          <table:table-cell table:style-name="ce9" office:value-type="date" office:date-value="2015-08-29" calcext:value-type="date">
            <text:p>08/2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9-20-2015" xlink:type="simple">Live @ Paradigm (9/20/2015)</text:a></text:p>
          </table:table-cell>
          <table:table-cell table:style-name="ce9" office:value-type="date" office:date-value="2015-09-20" calcext:value-type="date">
            <text:p>09/20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azy-america-demo-b-w-mirrors-demo" xlink:type="simple">Lazy America (Demo) b/w Mirrors (Demo)</text:a></text:p>
          </table:table-cell>
          <table:table-cell table:style-name="ce9" office:value-type="date" office:date-value="2015-10-03" calcext:value-type="date">
            <text:p>10/03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ear-inside-your-mind" xlink:type="simple">Fear Inside Your Mind</text:a></text:p>
          </table:table-cell>
          <table:table-cell table:style-name="ce9" office:value-type="date" office:date-value="2015-10-31" calcext:value-type="date">
            <text:p>10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11-15-2015" xlink:type="simple">Live @ Paradigm (11/15/2015)</text:a></text:p>
          </table:table-cell>
          <table:table-cell table:style-name="ce9" office:value-type="date" office:date-value="2015-11-15" calcext:value-type="date">
            <text:p>11/15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ark-is-coming-to-town" xlink:type="simple">Mark! Is Coming To Town</text:a></text:p>
          </table:table-cell>
          <table:table-cell table:style-name="ce9" office:value-type="date" office:date-value="2015-12-31" calcext:value-type="date">
            <text:p>12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awm-2016" xlink:type="simple">FAWM 2016</text:a></text:p>
          </table:table-cell>
          <table:table-cell table:style-name="ce9" office:value-type="date" office:date-value="2016-02-28" calcext:value-type="date">
            <text:p>02/28/16</text:p>
          </table:table-cell>
        </table:table-row>
        <table:table-row table:style-name="ro1">
          <table:table-cell table:style-name="ce7" office:value-type="string" calcext:value-type="string">
            <text:p>Current Discography (Mark Silver / Mark! Silver / Sponsored By Mark!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silveralt.bandcamp.com/album/michigan-2" xlink:type="simple">Michigan 2</text:a></text:p>
          </table:table-cell>
          <table:table-cell table:style-name="ce9" office:value-type="date" office:date-value="2016-06-20" calcext:value-type="date">
            <text:p>06/2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marksilver.bandcamp.com/album/mark-silvers-summer-acoustic-demos" xlink:type="simple">Mark Silver’s Summer Acoustic Demos</text:a></text:p>
          </table:table-cell>
          <table:table-cell table:style-name="ce9" office:value-type="date" office:date-value="2016-08-22" calcext:value-type="date">
            <text:p>08/22/16</text:p>
          </table:table-cell>
        </table:table-row>
        <table:table-row table:style-name="ro1">
          <table:table-cell office:value-type="string" calcext:value-type="string">
            <text:p>EMAWM 001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fawm-2017" xlink:type="simple">FAWM 2017</text:a></text:p>
          </table:table-cell>
          <table:table-cell table:style-name="ce9" office:value-type="date" office:date-value="2017-02-28" calcext:value-type="date">
            <text:p>02/28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straw-in-the-ocean-ep" xlink:type="simple">Straw In The Ocean EP</text:a></text:p>
          </table:table-cell>
          <table:table-cell table:style-name="ce9" office:value-type="date" office:date-value="2017-07-04" calcext:value-type="date">
            <text:p>07/04/17</text:p>
          </table:table-cell>
        </table:table-row>
        <table:table-row table:style-name="ro1">
          <table:table-cell office:value-type="string" calcext:value-type="string">
            <text:p>M!S1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mark-silver" xlink:type="simple">Mark! Silver</text:a></text:p>
          </table:table-cell>
          <table:table-cell table:style-name="ce9" office:value-type="date" office:date-value="2017-08-22" calcext:value-type="date">
            <text:p>08/22/17</text:p>
          </table:table-cell>
        </table:table-row>
        <table:table-row table:style-name="ro1">
          <table:table-cell table:style-name="ce7" office:value-type="string" calcext:value-type="string">
            <text:p>Releases under Alternative Pseudonym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<text:a xlink:href="https://silveralt.bandcamp.com/album/akytior-kaladach-ep" xlink:type="simple">Akytior Kaladach EP</text:a></text:p>
          </table:table-cell>
          <table:table-cell table:style-name="ce9" office:value-type="date" office:date-value="2016-01-09" calcext:value-type="date">
            <text:p>01/09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prietary Mark!</text:p>
          </table:table-cell>
          <table:table-cell office:value-type="string" calcext:value-type="string">
            <text:p><text:a xlink:href="https://silveralt.bandcamp.com/album/roadtrip-2017" xlink:type="simple">Roadtrip 2017</text:a></text:p>
          </table:table-cell>
          <table:table-cell table:style-name="ce9" office:value-type="date" office:date-value="2017-06-22" calcext:value-type="date">
            <text:p>06/22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total-eclipse" xlink:type="simple">Total Eclipse</text:a></text:p>
          </table:table-cell>
          <table:table-cell table:style-name="ce9" office:value-type="date" office:date-value="2017-08-21" calcext:value-type="date">
            <text:p>08/21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pragmatic-jellyfish" xlink:type="simple">Pragmatic Jellyfish</text:a></text:p>
          </table:table-cell>
          <table:table-cell table:style-name="ce9" office:value-type="date" office:date-value="2017-09-09" calcext:value-type="date">
            <text:p>09/09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the-golden-watch" xlink:type="simple">The Golden Watch</text:a></text:p>
          </table:table-cell>
          <table:table-cell table:style-name="ce9" office:value-type="date" office:date-value="2017-09-23" calcext:value-type="date">
            <text:p>09/23/17</text:p>
          </table:table-cell>
        </table:table-row>
        <table:table-row table:style-name="ro1">
          <table:table-cell table:style-name="ce7" office:value-type="string" calcext:value-type="string">
            <text:p>Collaborative Releases + Videocall Performanc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BRR 008</text:p>
          </table:table-cell>
          <table:table-cell office:value-type="string" calcext:value-type="string">
            <text:p>Nerd Central ! Records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wOHVEFfe9L0" xlink:type="simple">Nerd Central - Live with the Scratchbupers on Skype (12/13/2015)</text:a></text:p>
          </table:table-cell>
          <table:table-cell table:style-name="ce9" office:value-type="date" office:date-value="2015-12-22" calcext:value-type="date">
            <text:p>12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Ryt_4_qc89E" xlink:type="simple">Nerd Central – Live with the Scratchbupers on Skype (02/21/2016)</text:a></text:p>
          </table:table-cell>
          <table:table-cell table:style-name="ce9" office:value-type="date" office:date-value="2016-02-22" calcext:value-type="date">
            <text:p>02/22/16</text:p>
          </table:table-cell>
        </table:table-row>
        <table:table-row table:style-name="ro1">
          <table:table-cell office:value-type="string" calcext:value-type="string">
            <text:p>GRR 032</text:p>
          </table:table-cell>
          <table:table-cell office:value-type="string" calcext:value-type="string">
            <text:p>Dress Dress Dress Recordings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tunes.dress-dress-dress.com/album/christopher-tom-mark-silver" xlink:type="simple">Christopher Tom / Mark Silver</text:a></text:p>
          </table:table-cell>
          <table:table-cell table:style-name="ce9" office:value-type="date" office:date-value="2016-05-01" calcext:value-type="date">
            <text:p>05/01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www.newgrounds.com/audio/listen/696508" xlink:type="simple">Dear Johnny</text:a></text:p>
          </table:table-cell>
          <table:table-cell table:style-name="ce9" office:value-type="date" office:date-value="2016-07-30" calcext:value-type="date">
            <text:p>07/3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NerdCentral-10302016JitsiSession" xlink:type="simple">Nerd Central – 10/30/2016 Jitsi Session</text:a></text:p>
          </table:table-cell>
          <table:table-cell table:style-name="ce9" office:value-type="date" office:date-value="2016-10-30" calcext:value-type="date">
            <text:p>10/30/16</text:p>
          </table:table-cell>
        </table:table-row>
        <table:table-row table:style-name="ro1">
          <table:table-cell office:value-type="string" calcext:value-type="string">
            <text:p>EMAWM 002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emawm.bandcamp.com/album/emawm-year-one" xlink:type="simple">EMAWM Year One</text:a></text:p>
          </table:table-cell>
          <table:table-cell table:style-name="ce9" office:value-type="date" office:date-value="2017-03-03" calcext:value-type="date">
            <text:p>03/03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el4117" xlink:type="simple">EMAWM Live – Skype Session from the 1st of April 2017</text:a></text:p>
          </table:table-cell>
          <table:table-cell table:style-name="ce9" office:value-type="date" office:date-value="2017-05-07" calcext:value-type="date">
            <text:p>05/07/17</text:p>
          </table:table-cell>
        </table:table-row>
        <table:table-row table:style-name="ro1">
          <table:table-cell table:style-name="ce7" office:value-type="string" calcext:value-type="string">
            <text:p>Appearances in Compilation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whizzer0.bandcamp.com/track/retro-something" xlink:type="simple">“Retro Something” in Scratchovision Song Contest 2015</text:a></text:p>
          </table:table-cell>
          <table:table-cell table:style-name="ce9" office:value-type="date" office:date-value="2015-05-24" calcext:value-type="date">
            <text:p>05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cratchcomps.bandcamp.com/track/retro-something" xlink:type="simple">“Retro Something” in Songs We’re Making and Creating III</text:a></text:p>
          </table:table-cell>
          <table:table-cell table:style-name="ce9" office:value-type="date" office:date-value="2015-09-17" calcext:value-type="date">
            <text:p>09/17/15</text:p>
          </table:table-cell>
        </table:table-row>
        <table:table-row table:style-name="ro1">
          <table:table-cell table:style-name="ce7" office:value-type="string" calcext:value-type="string">
            <text:p>Other people’s releases that I co-wrote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</text:p>
          </table:table-cell>
          <table:table-cell office:value-type="string" calcext:value-type="string">
            <text:p><text:a xlink:href="https://christophertom.bandcamp.com/track/the-ballad-of-joey-domino-2" xlink:type="simple">The Ballad of Joey Domino</text:a></text:p>
          </table:table-cell>
          <table:table-cell table:style-name="ce9" office:value-type="date" office:date-value="2016-02-07" calcext:value-type="date">
            <text:p>02/07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</text:p>
          </table:table-cell>
          <table:table-cell office:value-type="string" calcext:value-type="string">
            <text:p><text:a xlink:href="https://christophertom.bandcamp.com/album/plastic-people-ep" xlink:type="simple">Plastic People EP</text:a></text:p>
          </table:table-cell>
          <table:table-cell table:style-name="ce9" office:value-type="date" office:date-value="2017-09-26" calcext:value-type="date">
            <text:p>09/26/17</text:p>
          </table:table-cell>
        </table:table-row>
        <table:table-row table:style-name="ro1">
          <table:table-cell table:style-name="ce7" office:value-type="string" calcext:value-type="string">
            <text:p>Upcoming Releas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Searching For A Soul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PF1</text:p>
          </table:table-cell>
          <table:table-cell office:value-type="string" calcext:value-type="string">
            <text:p>Mark! Silver Media</text:p>
          </table:table-cell>
          <table:table-cell table:number-columns-repeated="2" office:value-type="string" calcext:value-type="string">
            <text:p>Prior Friend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PF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Spaceman Jimmy’s Easy-Listening Club Mix Cassette Tape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Don’t Take Me Seriously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nd The TV Never Turned Off Again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Fell Out Of This World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M!S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Blue Masquerade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20:28:19.482217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18:57.765243128</meta:creation-date>
    <dc:date>2017-10-14T20:29:30.746395076</dc:date>
    <meta:editing-duration>PT27M32S</meta:editing-duration>
    <meta:editing-cycles>12</meta:editing-cycles>
    <meta:generator>LibreOffice/5.3.6.1$Linux_X86_64 LibreOffice_project/30m0$Build-1</meta:generator>
    <meta:document-statistic meta:table-count="1" meta:cell-count="237" meta:object-count="0"/>
  </office:meta>
</office:document-meta>
</file>